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 fo:line-height="100%"/>
    </style:style>
    <style:style style:name="P67" style:parent-style-name="Listeafsnit" style:list-style-name="LFO1" style:family="paragraph">
      <style:paragraph-properties fo:margin-bottom="0in" fo:line-height="100%"/>
    </style:style>
    <style:style style:name="P68" style:parent-style-name="Listeafsnit" style:list-style-name="LFO1" style:family="paragraph">
      <style:paragraph-properties fo:margin-bottom="0in" fo:line-height="100%"/>
    </style:style>
    <style:style style:name="P69" style:parent-style-name="Listeafsnit" style:list-style-name="LFO1" style:family="paragraph">
      <style:paragraph-properties fo:margin-bottom="0in" fo:line-height="100%"/>
    </style:style>
    <style:style style:name="P70" style:parent-style-name="Listeafsnit" style:list-style-name="LFO1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P77" style:parent-style-name="Listeafsnit" style:list-style-name="LFO2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rediger Undervisningssted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8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redigere et undervisningssted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>Opret lokale x8-1</text:p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Administrator er logget ind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(PA) trykker på opdater<text:s/>knappen.</text:p>
            <text:p text:style-name="P61">Primær aktør Har kørt B8-1.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Indtaster navn</text:p>
              </text:list-item>
              <text:list-item>
                <text:p text:style-name="P67">indtaster email</text:p>
              </text:list-item>
              <text:list-item>
                <text:p text:style-name="P68">indtaster tlf</text:p>
              </text:list-item>
              <text:list-item>
                <text:p text:style-name="P69">mulighed for vedhæft billede</text:p>
              </text:list-item>
              <text:list-item>
                <text:p text:style-name="P70">PA trykker gem</text:p>
              </text:list-item>
            </text:list>
          </table:table-cell>
        </table:table-row>
        <table:table-row table:style-name="TableRow71">
          <table:table-cell table:style-name="TableCell72">
            <text:p text:style-name="P73">Alternate<text:s/>flow/</text:p>
            <text:p text:style-name="P74">Exceptions:</text:p>
          </table:table-cell>
          <table:table-cell table:style-name="TableCell75">
            <text:p text:style-name="P76">5a – indtastet data er ugyldigt, bruger får fejlbeskrivelse.</text:p>
            <text:list text:style-name="LFO2" text:continue-numbering="true">
              <text:list-item>
                <text:p text:style-name="P77">Bruger bliver taget til pågældende punkt hvor fejlen er opstået.</text:p>
              </text:list-item>
            </text:list>
          </table:table-cell>
        </table:table-row>
        <table:table-row table:style-name="TableRow78">
          <table:table-cell table:style-name="TableCell79">
            <text:p text:style-name="P80">Post betingelser:</text:p>
          </table:table-cell>
          <table:table-cell table:style-name="TableCell81">
            <text:p text:style-name="P82">Oplysningerne bliver gemt og Undervisningsstedet vises nu i oversigten.</text:p>
          </table:table-cell>
        </table:table-row>
        <table:table-row table:style-name="TableRow83">
          <table:table-cell table:style-name="TableCell84">
            <text:p text:style-name="P85">Author:</text:p>
          </table:table-cell>
          <table:table-cell table:style-name="TableCell86">
            <text:p text:style-name="P87">Nikolai Christiansen</text:p>
          </table:table-cell>
        </table:table-row>
        <table:table-row table:style-name="TableRow88">
          <table:table-cell table:style-name="TableCell89">
            <text:p text:style-name="P90">Revision &amp; Date:</text:p>
          </table:table-cell>
          <table:table-cell table:style-name="TableCell91">
            <text:p text:style-name="P92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4:05:00Z</meta:creation-date>
    <dc:date>2017-11-15T09:10:00Z</dc:date>
    <meta:template xlink:href="Normal" xlink:type="simple"/>
    <meta:editing-cycles>4</meta:editing-cycles>
    <meta:editing-duration>PT540S</meta:editing-duration>
    <meta:document-statistic meta:page-count="1" meta:paragraph-count="1" meta:word-count="107" meta:character-count="761" meta:row-count="5" meta:non-whitespace-character-count="655"/>
  </office:meta>
</office:document-meta>
</file>